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54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50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float" office:value="1.1">
            <text:p>1.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lisibilité</text:p>
          </table:table-cell>
        </table:table-row>
        <table:table-row table:style-name="ro2">
          <table:table-cell table:number-columns-repeated="2"/>
          <table:table-cell office:value-type="string">
            <text:p>2357 = 4</text:p>
            <text:p>23579 = 2</text:p>
            <text:p>Autre = 0</text:p>
          </table:table-cell>
          <table:table-cell table:number-columns-repeated="2" office:value-type="string">
            <text:p>binaire</text:p>
          </table:table-cell>
          <table:table-cell office:value-type="string">
            <text:p>arret = 1</text:p>
            <text:p>recursif = 1</text:p>
            <text:p>retour = 1</text:p>
            <text:p>formule = 1</text:p>
          </table:table-cell>
          <table:table-cell office:value-type="string">
            <text:p>gestion var = 1</text:p>
            <text:p>Remplissage = 1</text:p>
            <text:p>Recherche = 1</text:p>
            <text:p>retour + formule = 1</text:p>
          </table:table-cell>
          <table:table-cell office:value-type="string">
            <text:p>Colonne = 1</text:p>
            <text:p>Ligne = 1</text:p>
            <text:p>Diagonale = 1</text:p>
            <text:p>Nombres = 1</text:p>
          </table:table-cell>
          <table:table-cell office:value-type="string">
            <text:p>parcours = 1</text:p>
            <text:p>Conditions = 1</text:p>
            <text:p>Valeurs = 1</text:p>
            <text:p># = 1</text:p>
          </table:table-cell>
          <table:table-cell table:number-columns-repeated="2"/>
        </table:table-row>
        <table:table-row table:style-name="ro3">
          <table:table-cell table:style-name="ce1" office:value-type="string">
            <text:p>BAH </text:p>
          </table:table-cell>
          <table:table-cell table:style-name="ce1" office:value-type="string">
            <text:p>Boubacar Haby 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BALDE </text:p>
          </table:table-cell>
          <table:table-cell table:style-name="ce1" office:value-type="string">
            <text:p>Saikou Oumar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BECKER </text:p>
          </table:table-cell>
          <table:table-cell table:style-name="ce1" office:value-type="string">
            <text:p>Sébastien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BINOIS </text:p>
          </table:table-cell>
          <table:table-cell table:style-name="ce1" office:value-type="string">
            <text:p>Jimmy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BORDONE </text:p>
          </table:table-cell>
          <table:table-cell table:style-name="ce1" office:value-type="string">
            <text:p>Romain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BRICHE </text:p>
          </table:table-cell>
          <table:table-cell table:style-name="ce1" office:value-type="string">
            <text:p>Maxime 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CAPIZZI </text:p>
          </table:table-cell>
          <table:table-cell table:style-name="ce1" office:value-type="string">
            <text:p>Lesly-Anne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CATTE </text:p>
          </table:table-cell>
          <table:table-cell table:style-name="ce1" office:value-type="string">
            <text:p>Matthieu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table:style-name="ce1" office:value-type="string">
            <text:p>CORNET </text:p>
          </table:table-cell>
          <table:table-cell table:style-name="ce1" office:value-type="string">
            <text:p>Guillaume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DAMLENCOUR </text:p>
          </table:table-cell>
          <table:table-cell table:style-name="ce1" office:value-type="string">
            <text:p>Julia 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DROLET </text:p>
          </table:table-cell>
          <table:table-cell table:style-name="ce1" office:value-type="string">
            <text:p>Gaëtan 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FLOQUET </text:p>
          </table:table-cell>
          <table:table-cell table:style-name="ce1" office:value-type="string">
            <text:p>Emeric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FREVILLE </text:p>
          </table:table-cell>
          <table:table-cell table:style-name="ce1" office:value-type="string">
            <text:p>Mathieu 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GOHARD </text:p>
          </table:table-cell>
          <table:table-cell table:style-name="ce1" office:value-type="string">
            <text:p>Martin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LANGLOIS </text:p>
          </table:table-cell>
          <table:table-cell table:style-name="ce1" office:value-type="string">
            <text:p>Julien 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LEDOUX </text:p>
          </table:table-cell>
          <table:table-cell table:style-name="ce1" office:value-type="string">
            <text:p>Charlotte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LENAIN </text:p>
          </table:table-cell>
          <table:table-cell table:style-name="ce1" office:value-type="string">
            <text:p>Sébastien 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SIMON </text:p>
          </table:table-cell>
          <table:table-cell table:style-name="ce1" office:value-type="string">
            <text:p>Martin 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TITECA </text:p>
          </table:table-cell>
          <table:table-cell table:style-name="ce2" office:value-type="string">
            <text:p>Florent 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SROZIERS</text:p>
          </table:table-cell>
          <table:table-cell table:style-name="ce3" office:value-type="string">
            <text:p>Quentin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WUILBAUT</text:p>
          </table:table-cell>
          <table:table-cell table:style-name="ce3" office:value-type="string">
            <text:p>Géry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WAELKENS</text:p>
          </table:table-cell>
          <table:table-cell table:style-name="ce3" office:value-type="string">
            <text:p>Yannick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6:36:50</meta:creation-date>
    <meta:editing-duration>PT4H14M55S</meta:editing-duration>
    <meta:editing-cycles>17</meta:editing-cycles>
    <meta:generator>LibreOffice/3.5$Linux_X86_64 LibreOffice_project/350m1$Build-2</meta:generator>
    <dc:date>2012-11-05T13:17:40</dc:date>
    <dc:creator>bcornu </dc:creator>
    <meta:document-statistic meta:table-count="1" meta:cell-count="227" meta:object-count="0"/>
  </office:meta>
</office:document-meta>
</file>